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v2</text:p>
      <text:p text:style-name="P2"/>
      <text:p text:style-name="P2"><text:tab/>Fokus - <text:s/>språklig stil 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5299641" text:style-name="L1">
        <text:list-item>
          <text:p text:style-name="P1">Analysera den språkliga stilen. Hur mycket i texten är dialog / berättande / beskrivande partier? Är stilen formell eller vardaglig? Hur är meningarna konstruerade? Långa eller korta? Är det enkla, raka satser eller långa, vindlande meningar med många bisatser?</text:p>
          <text:p text:style-name="P1"/>
        </text:list-item>
        <text:list-item>
          <text:p text:style-name="P1">Hur är ordförrådet? Är orden enkla och korta eller långa och svåra? Används många abstrakta ord, eller mest konkreta? Liknelser, metaforer eller symboler? </text:p>
          <text:p text:style-name="P1"/>
        </text:list-item>
        <text:list-item>
          <text:p text:style-name="P1">Från vilket perspektiv är historien berättad? Är det genom en persons tankar, ögon och öron, i ”jag”-form? Eller är den berättad i tredje person så att du får veta allt om alla – den s k allvetande berättarens perspektiv (eller som det heter på engelska God´s view)? Kommenterar författaren öppet vad som händer med sina karaktärer eller håller han/hon sig i bakgrunden? Hade det gjort någon skillnad om författaren valt ett annat berättarperspektiv?</text:p>
          <text:p text:style-name="P1"/>
        </text:list-item>
        <text:list-item>
          <text:p text:style-name="P1">Slutligen – och det viktigaste av allt – vad tycker du om att läsa boken? Vad gillar du och vad ogillar du? </text:p>
          <text:p text:style-name="P1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le Hulebäck</meta:initial-creator>
    <meta:creation-date>2012-04-02T11:37:42.03</meta:creation-date>
    <meta:printed-by>Hule Hulebäck</meta:printed-by>
    <meta:print-date>2012-09-24T15:18:08.16</meta:print-date>
    <dc:date>2012-09-24T15:31:01.35</dc:date>
    <dc:creator>Hule Hulebäck</dc:creator>
    <meta:editing-duration>PT27M1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167" meta:character-count="1010"/>
  </office:meta>
</office:document-meta>
</file>